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92mm"/>
    </style:style>
    <style:style style:name="co2" style:family="table-column">
      <style:table-column-properties fo:break-before="auto" style:column-width="30.27mm"/>
    </style:style>
    <style:style style:name="co3" style:family="table-column">
      <style:table-column-properties fo:break-before="auto" style:column-width="34.0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6mm"/>
    </style:style>
    <style:style style:name="co6" style:family="table-column">
      <style:table-column-properties fo:break-before="auto" style:column-width="41.57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25.66mm"/>
    </style:style>
    <style:style style:name="co9" style:family="table-column">
      <style:table-column-properties fo:break-before="auto" style:column-width="26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USERS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LISTS</text:p>
          </table:table-cell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SHARED_ITEMS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 <text:s text:c="11"/></text:p>
          </table:table-cell>
          <table:table-cell table:style-name="ce2" office:value-type="string" calcext:value-type="string">
            <text:p>email <text:s text:c="14"/>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_user</text:p>
          </table:table-cell>
          <table:table-cell table:style-name="ce2" office:value-type="string" calcext:value-type="string">
            <text:p>title <text:s text:c="8"/></text:p>
          </table:table-cell>
          <table:table-cell/>
          <table:table-cell table:style-name="ce2" office:value-type="string" calcext:value-type="string">
            <text:p>id_user_owner</text:p>
          </table:table-cell>
          <table:table-cell table:style-name="ce2" office:value-type="string" calcext:value-type="string">
            <text:p>id_user_reader</text:p>
          </table:table-cell>
          <table:table-cell table:style-name="ce2" office:value-type="string" calcext:value-type="string">
            <text:p>id_list</text:p>
          </table:table-cell>
          <table:table-cell table:style-name="ce2" office:value-type="string" calcext:value-type="string">
            <text:p>id_item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Рашид <text:s text:c="10"/></text:p>
          </table:table-cell>
          <table:table-cell office:value-type="string" calcext:value-type="string">
            <text:p>b97-74@mail.ru <text:s text:c="5"/>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Новый список <text:s/></text:p>
          </table:table-cell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Saf.Ra <text:s text:c="9"/></text:p>
          </table:table-cell>
          <table:table-cell office:value-type="string" calcext:value-type="string">
            <text:p>Saf.Ra@mail.ru <text:s text:c="5"/>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Новый список1 </text:p>
          </table:table-cell>
          <table:table-cell table:number-columns-repeated="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Левый (Left1234)</text:p>
          </table:table-cell>
          <table:table-cell office:value-type="string" calcext:value-type="string">
            <text:p>left@1234.ru <text:s text:c="7"/>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ВЕСЬ / ВСЕМ <text:s text:c="2"/>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НИКОМУ <text:s text:c="7"/>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ВЕСЬ / МНЕ <text:s text:c="3"/>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ВЕСЬ / НЕ мне 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ЧАСТЬ / ВСЕМ <text:s/>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ЧАСТЬ / МНЕ <text:s text:c="2"/>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3" office:value-type="float" office:value="51" calcext:value-type="float">
            <text:p>51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ЧАСТЬ / НЕ мне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ITEMS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number-columns-repeated="4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itle <text:s text:c="15"/></text:p>
          </table:table-cell>
          <table:table-cell table:style-name="ce2" office:value-type="string" calcext:value-type="string">
            <text:p>id_lis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Новый пункт <text:s text:c="9"/>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Новый пункт1 <text:s text:c="8"/>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Новый пункт 1/1 <text:s text:c="5"/>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Новый пункт 2/1 <text:s text:c="5"/>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Пункт 1 ВЕСЬ / ВСЕМ <text:s/>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Пункт 2 ВЕСЬ / ВСЕМ <text:s/>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Пункт 1 НИКОМУ <text:s text:c="6"/>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Пункт 2 НИКОМУ <text:s text:c="6"/>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Пункт 1 ВЕСЬ / МНЕ <text:s text:c="2"/>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Пункт 2 ВЕСЬ / МНЕ <text:s text:c="2"/>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Пункт 1 ВЕСЬ / НЕ мне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Пункт 2 ВЕСЬ / НЕ мне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ДА 1 ЧАСТЬ / ВСЕМ <text:s text:c="3"/>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НЕТ 1 ЧАСТЬ / ВСЕМ <text:s text:c="2"/>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ДА 2 ЧАСТЬ / ВСЕМ <text:s text:c="3"/>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НЕТ 2 ЧАСТЬ / ВСЕМ <text:s text:c="2"/>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ДА 1 ЧАСТЬ / МНЕ <text:s text:c="4"/>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ДА 2 ЧАСТЬ / МНЕ <text:s text:c="4"/>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НЕТ 1 ЧАСТЬ / МНЕ <text:s text:c="3"/>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ДА 1 ЧАСТЬ / НЕ мне <text:s/>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НЕТ 1 ЧАСТЬ / НЕ мне 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5T17:21:05.959933481</meta:creation-date>
    <dc:date>2022-10-25T17:30:46.095191149</dc:date>
    <meta:editing-duration>PT9M39S</meta:editing-duration>
    <meta:editing-cycles>3</meta:editing-cycles>
    <meta:generator>LibreOffice/6.0.7.3$Linux_X86_64 LibreOffice_project/00m0$Build-3</meta:generator>
    <meta:document-statistic meta:table-count="1" meta:cell-count="116" meta:object-count="0"/>
  </office:meta>
</office:document-meta>
</file>